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15142a" officeooo:paragraph-rsid="001909b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1909b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909b4" officeooo:paragraph-rsid="001909b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5142a" officeooo:paragraph-rsid="001909b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paragraph-rsid="001909b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5142a" officeooo:paragraph-rsid="001909b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paragraph-rsid="0011c782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1c78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1909b4"/>
    </style:style>
    <style:style style:name="P10" style:family="paragraph" style:parent-style-name="Standard">
      <style:paragraph-properties fo:text-align="start" style:justify-single-word="false"/>
      <style:text-properties officeooo:paragraph-rsid="001909b4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text-indent="-0.6cm" style:auto-text-indent="false" style:page-number="auto"/>
      <style:text-properties style:font-name="Arial" fo:font-size="12pt" fo:font-weight="normal" officeooo:paragraph-rsid="001909b4" style:font-size-asian="12pt" style:font-weight-asian="normal" style:font-size-complex="12pt" style:font-weight-complex="normal"/>
    </style:style>
    <style:style style:name="P12" style:family="paragraph" style:parent-style-name="Абзац_20_списка">
      <style:paragraph-properties fo:margin-left="0cm" fo:margin-right="0cm" fo:text-indent="0cm" style:auto-text-indent="false"/>
      <style:text-properties officeooo:paragraph-rsid="00222387"/>
    </style:style>
    <style:style style:name="P13" style:family="paragraph" style:parent-style-name="Абзац_20_списка">
      <style:paragraph-properties fo:margin-left="0cm" fo:margin-right="0cm" fo:text-indent="0cm" style:auto-text-indent="false"/>
      <style:text-properties officeooo:rsid="00222387" officeooo:paragraph-rsid="00222387"/>
    </style:style>
    <style:style style:name="P14" style:family="paragraph" style:parent-style-name="Абзац_20_списка">
      <style:paragraph-properties fo:margin-left="0cm" fo:margin-right="0cm" fo:text-indent="0cm" style:auto-text-indent="false"/>
      <style:text-properties officeooo:rsid="00227272" officeooo:paragraph-rsid="00227272"/>
    </style:style>
    <style:style style:name="P15" style:family="paragraph" style:parent-style-name="Абзац_20_списка">
      <style:paragraph-properties fo:margin-left="0cm" fo:margin-right="0cm" fo:text-indent="0cm" style:auto-text-indent="false"/>
      <style:text-properties officeooo:rsid="0023c890" officeooo:paragraph-rsid="0023c890"/>
    </style:style>
    <style:style style:name="P16" style:family="paragraph" style:parent-style-name="Абзац_20_списка">
      <style:paragraph-properties fo:margin-left="0cm" fo:margin-right="0cm" fo:text-indent="0cm" style:auto-text-indent="false"/>
      <style:text-properties officeooo:rsid="0023c890" officeooo:paragraph-rsid="00243e1b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officeooo:paragraph-rsid="0011c78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15142a" officeooo:paragraph-rsid="001909b4" style:font-size-asian="12pt" style:font-weight-asian="bold" style:font-size-complex="12pt" style:font-weight-complex="bold"/>
    </style:style>
    <style:style style:name="P19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222387" officeooo:paragraph-rsid="00222387" style:font-size-asian="12pt" style:font-name-complex="Arial" style:font-size-complex="12pt"/>
    </style:style>
    <style:style style:name="P20" style:family="paragraph" style:parent-style-name="Абзац_20_списка">
      <style:paragraph-properties fo:margin-left="0cm" fo:margin-right="0cm" fo:text-indent="0cm" style:auto-text-indent="false"/>
      <style:text-properties style:font-name="Arial" fo:font-size="12pt" officeooo:rsid="0023c890" officeooo:paragraph-rsid="0023c890" style:font-size-asian="12pt" style:font-name-complex="Arial" style:font-size-complex="12pt"/>
    </style:style>
    <style:style style:name="P21" style:family="paragraph" style:parent-style-name="Абзац_20_списка">
      <style:paragraph-properties fo:margin-left="0cm" fo:margin-right="0cm" fo:text-indent="0cm" style:auto-text-indent="false"/>
      <style:text-properties officeooo:rsid="00248dad" officeooo:paragraph-rsid="00243e1b"/>
    </style:style>
    <style:style style:name="P22" style:family="paragraph" style:parent-style-name="Абзац_20_списка">
      <style:paragraph-properties fo:margin-left="0cm" fo:margin-right="0cm" fo:text-indent="0cm" style:auto-text-indent="false"/>
      <style:text-properties officeooo:rsid="0023c890" officeooo:paragraph-rsid="00243e1b"/>
    </style:style>
    <style:style style:name="P23" style:family="paragraph" style:parent-style-name="Абзац_20_списка">
      <style:paragraph-properties fo:margin-left="0cm" fo:margin-right="0cm" fo:text-indent="0cm" style:auto-text-indent="false"/>
      <style:text-properties officeooo:rsid="002b261f" officeooo:paragraph-rsid="002b261f"/>
    </style:style>
    <style:style style:name="P24" style:family="paragraph" style:parent-style-name="Абзац_20_списка">
      <style:paragraph-properties fo:margin-left="0cm" fo:margin-right="0cm" fo:text-indent="0cm" style:auto-text-indent="false"/>
      <style:text-properties officeooo:rsid="002cafa4" officeooo:paragraph-rsid="002cafa4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909b4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ba17e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c782" style:font-weight-asian="bold" style:font-weight-complex="bold"/>
    </style:style>
    <style:style style:name="T6" style:family="text">
      <style:text-properties fo:font-weight="bold" officeooo:rsid="001e98a0" style:font-weight-asian="bold" style:font-weight-complex="bold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28d2ca" style:font-size-asian="12pt" style:font-weight-asian="normal" style:font-size-complex="12pt" style:font-weight-complex="normal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11c782" style:font-size-asian="12pt" style:font-name-complex="Arial" style:font-size-complex="12pt"/>
    </style:style>
    <style:style style:name="T11" style:family="text">
      <style:text-properties style:font-name="Arial" fo:font-size="12pt" officeooo:rsid="001909b4" style:font-size-asian="12pt" style:font-name-complex="Arial" style:font-size-complex="12pt"/>
    </style:style>
    <style:style style:name="T12" style:family="text">
      <style:text-properties style:font-name="Arial" fo:font-size="12pt" officeooo:rsid="0021b61e" style:font-size-asian="12pt" style:font-name-complex="Arial" style:font-size-complex="12pt"/>
    </style:style>
    <style:style style:name="T13" style:family="text">
      <style:text-properties style:font-name="Arial" fo:font-size="12pt" officeooo:rsid="00222387" style:font-size-asian="12pt" style:font-name-complex="Arial" style:font-size-complex="12pt"/>
    </style:style>
    <style:style style:name="T14" style:family="text">
      <style:text-properties style:font-name="Arial" fo:font-size="12pt" officeooo:rsid="00243e1b" style:font-size-asian="12pt" style:font-name-complex="Arial" style:font-size-complex="12pt"/>
    </style:style>
    <style:style style:name="T15" style:family="text">
      <style:text-properties style:font-name="Arial" fo:font-size="12pt" officeooo:rsid="00248dad" style:font-size-asian="12pt" style:font-name-complex="Arial" style:font-size-complex="12pt"/>
    </style:style>
    <style:style style:name="T16" style:family="text">
      <style:text-properties style:font-name="Arial" fo:font-size="12pt" officeooo:rsid="002d6b9e" style:font-size-asian="12pt" style:font-name-complex="Arial" style:font-size-complex="1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ba17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Т Е Х Н И Ч Е С К О Е <text:s text:c="3"/>З А Д А Н И Е </text:p>
      <text:p text:style-name="P8">на выполнение работ по договору</text:p>
      <text:p text:style-name="P8">№ ________ от ________________</text:p>
      <text:p text:style-name="P7"><text:span text:style-name="T5">по доработке </text:span><text:span text:style-name="T6">программного обеспечения</text:span><text:span text:style-name="T4">.</text:span></text:p>
      <text:p text:style-name="P9"/>
      <text:p text:style-name="P9"/>
      <text:p text:style-name="P5">1. Организационная структура выполнения работ.</text:p>
      <text:p text:style-name="P10"><text:span text:style-name="T3"><text:tab/>1.1. </text:span><text:span text:style-name="T7">З</text:span><text:span text:style-name="T8">а</text:span><text:span text:style-name="T7">казачик: Государственное автономное учреждение Тюменской области "Управление государственной экспертизы проектной документации"</text:span></text:p>
      <text:p text:style-name="P2"/>
      <text:p text:style-name="P4"><text:span text:style-name="T17"><text:tab/></text:span><text:span text:style-name="T18">1.2. </text:span><text:span text:style-name="T17">Исполнитель: ООО «Катрэн+»</text:span></text:p>
      <text:p text:style-name="P4"/>
      <text:p text:style-name="P4"/>
      <text:p text:style-name="P5">2. Назначение документа.</text:p>
      <text:p text:style-name="P9"><text:span text:style-name="T1"><text:tab/>В Настоящем документе приводится полный набор требований к </text:span><text:span text:style-name="T2">доработке С</text:span><text:span text:style-name="T1">истем</text:span><text:span text:style-name="T2">ы</text:span><text:span text:style-name="T1">, необходимый для реализации.</text:span></text:p>
      <text:p text:style-name="P2">Подпись Заказчика и Исполнителя на настоящем документе подтверждает их согласие с нижеследующими фактами и условиями:</text:p>
      <text:p text:style-name="P2"><text:tab/>2.1. При реализации необходимо выполнить работы в объёме, указанном в настоящем Техническом Задании.</text:p>
      <text:p text:style-name="P2"/>
      <text:p text:style-name="P11"><text:tab/><text:tab/>2.2. Все неоднозначности, выявленные в настоящем Техническом задании после его подписания, подлежат двухстороннему согласованию между Сторонами.</text:p>
      <text:p text:style-name="P1"/>
      <text:p text:style-name="P1"/>
      <text:p text:style-name="P6">3. Цель выполнения работ.</text:p>
      <text:p text:style-name="P3"><text:tab/>3.1. Исправить выявленные в процессе эксплуатации неточности, ошибки Системы.</text:p>
      <text:p text:style-name="P1"/>
      <text:p text:style-name="P3"><text:tab/>3.2. Выполнить оптимизацию некоторых участком работы Системы основываясь на накопленных за время эксплуатации данных.</text:p>
      <text:p text:style-name="P1"/>
      <text:p text:style-name="P3"><text:tab/>3.3. Внедрить в имеющуюся Систему новые возможности.</text:p>
      <text:p text:style-name="P1"/>
      <text:p text:style-name="P1"/>
      <text:p text:style-name="P6">4. Технические требования.</text:p>
      <text:p text:style-name="P3"><text:tab/>4.1. Все доработки должны быть выполнены с использованием тех же технологий, СУБД на которых работает Система.</text:p>
      <text:p text:style-name="P1"/>
      <text:p text:style-name="P1"/>
      <text:p text:style-name="P6">5. Функциональные возможности системы.</text:p>
      <text:p text:style-name="P6"/>
      <text:p text:style-name="P12"><text:span text:style-name="T11"><text:tab/>5.1</text:span><text:span text:style-name="T10">. </text:span><text:span text:style-name="T12">Необходимо включить слугу «Проверка достоверности сметной стоимости» в государственную экспертизу. </text:span><text:span text:style-name="T13">Услуга Государственная экспертиза будет включать следующие разделы:</text:span></text:p>
      <text:p text:style-name="P19"><text:tab/>- Проектная документация;</text:p>
      <text:p text:style-name="P19"><text:tab/>- Результаты инженерных изысканий;</text:p>
      <text:p text:style-name="P19"><text:tab/>- Проектная документация и <text:s/>Результаты инженерных изысканий;</text:p>
      <text:p text:style-name="P19"><text:tab/>- Достоверность;</text:p>
      <text:p text:style-name="P19"><text:tab/>- Проектная документация и Достоверность;</text:p>
      <text:p text:style-name="P19"><text:tab/>- Проектная документация, Результаты инженерных изысканий, Достовер<text:soft-page-break/>ность;</text:p>
      <text:p text:style-name="P12"/>
      <text:p text:style-name="P19"><text:tab/>В связи с изменениями обеспечить правильное формирование шаблона печатной формы заявления (PDF и Word) и правильное отображение нужного дерева для загрузки файлов документации.</text:p>
      <text:p text:style-name="P19"><text:tab/>Также необходимо учитывать, что заявления, созданные в соответствии со старым порядком (услуга Достоверность учитывается отдельно), должны открываться корректно.</text:p>
      <text:p text:style-name="P13"/>
      <text:p text:style-name="P13"><text:span text:style-name="T13"><text:tab/>5.</text:span><text:span text:style-name="T9">2. Разработать дополнительный шаблон для печати заявления в форме MS Word. Дополнительно к шаблону PDF, заполненное заявление можно также открыть в виде документа <text:s/>MS Word. Вся информация из заявления, включая список загруженных файлов, должна автоматически копироваться в шаблон. Пользователь должен иметь возможность сохранить заполненный файл шаблона, оформить шапку в соответствии со своим фирменным стилем, подгрузить измененный файл и подписать его ЭЦП.</text:span></text:p>
      <text:p text:style-name="P19"><text:tab/></text:p>
      <text:p text:style-name="P14"><text:span text:style-name="T12"><text:tab/>5.</text:span><text:span text:style-name="T9">3. В заявлении наименования поля «Вид строительства» изменить на «Вид работ». Также поменять наименование в шаблонах печатных форм (Word, PDF).</text:span></text:p>
      <text:p text:style-name="P14"/>
      <text:p text:style-name="P20"><text:tab/>5.4. В выпадающий список «Вид работ» добавить следующие пункты:</text:p>
      <text:p text:style-name="P20"><text:tab/>- Снос объекта капитального строительства;</text:p>
      <text:p text:style-name="P20"><text:tab/>- Сохранение объекта культурного наследия;</text:p>
      <text:p text:style-name="P15"/>
      <text:p text:style-name="P20"><text:tab/>5.5. За 3 дня до истечения срока экспертизы запретить отправку писем с типом «Ответы на замечания». Оставить возможность администратору открыть доступ для отправки такого письма. Количество дней определить константой с возможностью изменения администратором.</text:p>
      <text:p text:style-name="P15"/>
      <text:p text:style-name="P16"><text:span text:style-name="T9"><text:tab/>5.6. </text:span><text:span text:style-name="T14">При поступлении входящего письма с типом «Возврат подписанных документов», при условии, что в заявлении установлено финансирование 100% бюджет, автоматически ставить дату начала экспертизы и пересчитывать все связанные с этим даты: окончание экспертизы, окончание работ.</text:span></text:p>
      <text:p text:style-name="P16"/>
      <text:p text:style-name="P23"><text:span text:style-name="T14"><text:tab/>5.</text:span><text:span text:style-name="T9">7. Сделать возможность создавать разный набор папок для загрузки файлов документации для видов услуг в составе других услуг. <text:s/>Сейчас существуют следующие виды деревьев:</text:span></text:p>
      <text:p text:style-name="P23"><text:span text:style-name="T9"><text:tab/>- Проектная документация;</text:span></text:p>
      <text:p text:style-name="P23"><text:span text:style-name="T9"><text:tab/>- Результаты инженерных изысканий;</text:span></text:p>
      <text:p text:style-name="P23"><text:span text:style-name="T9"><text:tab/>- Достоверность;</text:span></text:p>
      <text:p text:style-name="P23"><text:span text:style-name="T9"><text:tab/>При выборе заказчиком двух услуг одновременно, например, <text:s/>«Проектная документация» и <text:s/>«Достоверность» два разных дерева отображаются на закладке «Документация». Таким образом состав дерева для услуги «Проектная документация» не зависит от того, выбрана ли данная услуга отдельно или в составе «Достоверности». </text:span></text:p>
      <text:p text:style-name="P23"><text:span text:style-name="T9">Необходимо разработать механизм, при котором возможно наличие двух разных деревьев для услуги «Проектная документация» при выборе только этой услуги и отдельное дерево при выборе «Проектная документация» и «Достоверность». Данный алгоритм должен работать на все виды услуг.</text:span></text:p>
      <text:p text:style-name="P23"><text:soft-page-break/><text:span text:style-name="T9"><text:tab/>Таким образом справочник «Шаблоны заявлений» должен быть разбит не по принципу закладок в форме заявления заказчика как это сделано сейчас, а по конкретной услуге.</text:span></text:p>
      <text:p text:style-name="P23"><text:span text:style-name="T9"><text:tab/>Данный порядок будет действовать на вновь созданные документы, после установки и тестирования системы, а также после создания деревьев администратором системы. Необходимо обратить внимание, что ранее созданные заявления должны отображаться корректно: состав их меняться не должен. Тоже относится и к письмам — ответам на замечания. Состав их деревьев по ранее заключенным договорам меняться не должен.</text:span></text:p>
      <text:p text:style-name="P23"/>
      <text:p text:style-name="P24"><text:span text:style-name="T9"><text:tab/>5.8. Внести изменения в исходный код утилиты cmsmerge. Данная утилита написана на языке С, имеется исходный текст программы. Утилита объединяет в один контейнер несколько подписей одного исходного файла. Т.е. каждый раз, когда заказчик или представитель гос.экспертизы добавляет подпись к уже подписанному файлу вызывается данная программа. При добавлении нового подписанта происходит полное копирование всех сертификатов из новой подписи в контейнер с имеющимися подписями. При этом не учитывается, что в исходном контейнере могут присутствовать некоторые из сертификатов. Такой порядок приводит к существованию нескольких одинаковых сертификатов в контейнере, что не является ошибкой при проверке подписи, однако данную техническую неточность следует убрать. Таким образом в исходном контейнере сертификаты с одинаковыми электронными отпечатками не должны повторяться.</text:span></text:p>
      <text:p text:style-name="P24"><text:span text:style-name="T9"><text:tab/></text:span><text:span text:style-name="T16">Необходимо внести доработки в исходный текст программы, выполнить повторную компиляцию и установку утилиты на серверах учреждения.</text:span></text:p>
      <text:p text:style-name="P16"/>
      <text:p text:style-name="P2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WW8Num1z0" style:family="text"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2:28:26.254678628</meta:creation-date>
    <meta:generator>LibreOffice/4.2.8.2$Linux_x86 LibreOffice_project/420m0$Build-2</meta:generator>
    <dc:date>2020-06-15T08:24:57.262702413</dc:date>
    <meta:editing-duration>PT4H11M12S</meta:editing-duration>
    <meta:editing-cycles>31</meta:editing-cycles>
    <meta:document-statistic meta:table-count="0" meta:image-count="0" meta:object-count="0" meta:page-count="3" meta:paragraph-count="46" meta:word-count="735" meta:character-count="5755" meta:non-whitespace-character-count="5018"/>
  </office:meta>
</office:document-meta>
</file>